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cd4" officeooo:paragraph-rsid="00132cd4"/>
    </style:style>
    <style:style style:name="P2" style:family="paragraph" style:parent-style-name="Standard">
      <style:text-properties officeooo:rsid="00132cd4" officeooo:paragraph-rsid="00146335"/>
    </style:style>
    <style:style style:name="P3" style:family="paragraph" style:parent-style-name="Standard">
      <style:paragraph-properties fo:text-align="center" style:justify-single-word="false"/>
      <style:text-properties fo:font-size="48pt" officeooo:rsid="00132cd4" officeooo:paragraph-rsid="00132cd4" style:font-size-asian="48pt" style:font-size-complex="48pt"/>
    </style:style>
    <style:style style:name="P4" style:family="paragraph" style:parent-style-name="Standard">
      <style:paragraph-properties fo:text-align="center" style:justify-single-word="false"/>
      <style:text-properties fo:font-size="48pt" officeooo:rsid="00132cd4" officeooo:paragraph-rsid="00146335" style:font-size-asian="48pt" style:font-size-complex="48pt"/>
    </style:style>
    <style:style style:name="P5" style:family="paragraph" style:parent-style-name="Standard">
      <style:text-properties officeooo:rsid="00146335" officeooo:paragraph-rsid="00146335"/>
    </style:style>
    <style:style style:name="P6" style:family="paragraph" style:parent-style-name="Standard">
      <style:paragraph-properties fo:text-align="center" style:justify-single-word="false"/>
      <style:text-properties officeooo:rsid="00146335" officeooo:paragraph-rsid="00146335"/>
    </style:style>
    <style:style style:name="P7" style:family="paragraph" style:parent-style-name="Standard">
      <style:paragraph-properties fo:text-align="center" style:justify-single-word="false"/>
      <style:text-properties officeooo:rsid="0014c150" officeooo:paragraph-rsid="0014c150"/>
    </style:style>
    <style:style style:name="P8" style:family="paragraph" style:parent-style-name="Standard">
      <style:paragraph-properties fo:text-align="start" style:justify-single-word="false"/>
      <style:text-properties fo:font-weight="bold" officeooo:rsid="0014c150" officeooo:paragraph-rsid="0014c15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5075d" officeooo:paragraph-rsid="0015075d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2.0618in" fo:margin-right="0in" fo:text-indent="0in" style:auto-text-indent="false" fo:background-color="transparent"/>
      <style:text-properties officeooo:rsid="00146335" officeooo:paragraph-rsid="00146335"/>
    </style:style>
    <style:style style:name="P11" style:family="paragraph" style:parent-style-name="Standard" style:master-page-name="">
      <loext:graphic-properties draw:fill="none"/>
      <style:paragraph-properties fo:margin-left="4.5in" fo:margin-right="0in" fo:text-indent="0in" style:auto-text-indent="false" style:page-number="auto" fo:background-color="transparent"/>
      <style:text-properties officeooo:rsid="00146335" officeooo:paragraph-rsid="00146335"/>
    </style:style>
    <style:style style:name="T1" style:family="text">
      <style:text-properties officeooo:rsid="001463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senvolvimento de um Website Instucional da empresa Anjos Gaar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mes:</text:p>
      <text:p text:style-name="P1"/>
      <text:p text:style-name="P1">-Luan Augusto Rezende Santiago</text:p>
      <text:p text:style-name="P1">-Marcos Vinícius Cardoso Morai<text:span text:style-name="T1">s</text:span></text:p>
      <text:p text:style-name="P1"/>
      <text:p text:style-name="P4"><text:soft-page-break/>Desenvolvimento de um Website Instucional da empresa Anjos Gaar</text:p>
      <text:p text:style-name="P4"/>
      <text:p text:style-name="P2"/>
      <text:p text:style-name="P2"/>
      <text:p text:style-name="P2"/>
      <text:p text:style-name="P2">Nomes:</text:p>
      <text:p text:style-name="P2"/>
      <text:p text:style-name="P2">-Luan Augusto Rezende Santiago</text:p>
      <text:p text:style-name="P2">-Marcos Vinícius Cardoso Morai<text:span text:style-name="T1">s</text:span></text:p>
      <text:p text:style-name="P2"/>
      <text:p text:style-name="P2"/>
      <text:p text:style-name="P2"/>
      <text:p text:style-name="P2"/>
      <text:p text:style-name="P2"/>
      <text:p text:style-name="P11">Projeto de extensão realizado no UNIFOR-MG, como exigência da disciplina de Extensão I no curso de Ciência da Computação, sob a orientação do Professor Me Márcio Lopes Júnior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Formiga – MG</text:p>
      <text:p text:style-name="P6">Março <text:s/>de 2023</text:p>
      <text:p text:style-name="P9"><text:soft-page-break/>SUMÁRIO</text:p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<text:span text:style-name="Strong_20_Emphasis">INTRODUÇÃO</text:span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REFERENCIAL TEÓRICO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ESTADO <text:s/>DA <text:s/>ART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METODOLOGI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ESTES E RESULTADO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CONCLUSÃO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7T18:36:51.079778655</meta:creation-date>
    <dc:date>2023-03-07T21:04:01.705958493</dc:date>
    <meta:editing-duration>PT4M26S</meta:editing-duration>
    <meta:editing-cycles>1</meta:editing-cycles>
    <meta:document-statistic meta:table-count="0" meta:image-count="0" meta:object-count="0" meta:page-count="9" meta:paragraph-count="18" meta:word-count="81" meta:character-count="551" meta:non-whitespace-character-count="484"/>
    <meta:generator>LibreOffice/6.4.7.2$Linux_X86_64 LibreOffice_project/40$Build-2</meta:generator>
  </office:meta>
</office:document-meta>
</file>